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/>
      <style:text-properties fo:font-variant="normal" fo:text-transform="none" fo:color="#ffffff" loext:opacity="100%" fo:letter-spacing="normal"/>
    </style:style>
    <style:style style:name="P2" style:family="paragraph" style:parent-style-name="Text_20_body">
      <style:paragraph-properties fo:margin-left="0cm" fo:margin-right="0cm" fo:margin-top="0.318cm" fo:margin-bottom="0.318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100%" style:font-name="apple-system" fo:font-size="12.6000003814697pt" fo:letter-spacing="normal" fo:font-style="normal" fo:font-weight="normal" fo:background-color="#616ec8" loext:padding="0cm" loext:border="none"/>
    </style:style>
    <style:style style:name="P3" style:family="paragraph" style:parent-style-name="Text_20_body">
      <style:paragraph-properties fo:margin-left="0cm" fo:margin-right="0cm" fo:margin-top="0.318cm" fo:margin-bottom="0.318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100%" style:font-name="apple-system" fo:font-size="12.6000003814697pt" fo:letter-spacing="normal" fo:font-style="normal" fo:font-weight="normal" fo:background-color="#acb6ff" loext:padding="0cm" loext:border="none"/>
    </style:style>
    <style:style style:name="P4" style:family="paragraph" style:parent-style-name="Text_20_body">
      <style:paragraph-properties fo:margin-left="0cm" fo:margin-right="0.254cm" fo:margin-top="0.318cm" fo:margin-bottom="0.318cm" style:contextual-spacing="false" fo:text-align="center" style:justify-single-word="false" fo:orphans="2" fo:widows="2" fo:text-indent="0cm" style:auto-text-indent="false"/>
      <style:text-properties fo:font-variant="normal" fo:text-transform="none" fo:color="#ffffff" loext:opacity="100%" style:font-name="apple-system" fo:font-size="12.6000003814697pt" fo:letter-spacing="normal" fo:font-style="normal" fo:font-weight="normal" fo:background-color="#616ec8" loext:padding="0cm" loext:border="none"/>
    </style:style>
    <style:style style:name="P5" style:family="paragraph" style:parent-style-name="Text_20_body">
      <style:paragraph-properties fo:margin-left="0cm" fo:margin-right="0.254cm" fo:margin-top="0.318cm" fo:margin-bottom="0.318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100%" style:font-name="apple-system" fo:font-size="12.6000003814697pt" fo:letter-spacing="normal" fo:font-style="normal" fo:font-weight="normal" fo:background-color="#616ec8" loext:padding="0cm" loext:border="none"/>
    </style:style>
    <style:style style:name="P6" style:family="paragraph" style:parent-style-name="Text_20_body">
      <style:paragraph-properties fo:margin-left="0.254cm" fo:margin-right="0cm" fo:margin-top="0.318cm" fo:margin-bottom="0.318cm" style:contextual-spacing="false" fo:text-align="center" style:justify-single-word="false" fo:orphans="2" fo:widows="2" fo:text-indent="0cm" style:auto-text-indent="false"/>
      <style:text-properties fo:font-variant="normal" fo:text-transform="none" fo:color="#ffffff" loext:opacity="100%" style:font-name="apple-system" fo:font-size="12.6000003814697pt" fo:letter-spacing="normal" fo:font-style="normal" fo:font-weight="normal" fo:background-color="#acb6ff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-left="none" fo:border-right="4.79pt solid #616ec8" fo:border-top="4.79pt solid #000000" fo:border-bottom="4.79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8" text:anchor-type="page" text:anchor-page-number="1" svg:x="-0.148cm" svg:y="0.275cm" svg:width="0.041cm" draw:z-index="17">
        <draw:text-box fo:min-height="0.041cm">
          <text:p text:style-name="Text_20_body"/>
        </draw:text-box>
      </draw:frame>
      <draw:frame draw:style-name="fr1" draw:name="Frame17" text:anchor-type="page" text:anchor-page-number="1" svg:x="-0.148cm" svg:y="0.275cm" svg:width="0.041cm" draw:z-index="16">
        <draw:text-box fo:min-height="0.041cm">
          <text:p text:style-name="Text_20_body"/>
        </draw:text-box>
      </draw:frame>
      <draw:frame draw:style-name="fr1" draw:name="Frame16" text:anchor-type="page" text:anchor-page-number="1" svg:x="-0.148cm" svg:y="0.275cm" svg:width="0.041cm" draw:z-index="15">
        <draw:text-box fo:min-height="0.041cm">
          <text:p text:style-name="Text_20_body"/>
        </draw:text-box>
      </draw:frame>
      <draw:frame draw:style-name="fr1" draw:name="Frame15" text:anchor-type="page" text:anchor-page-number="1" svg:x="-0.148cm" svg:y="0.275cm" svg:width="0.041cm" draw:z-index="14">
        <draw:text-box fo:min-height="0.041cm">
          <text:p text:style-name="Text_20_body"/>
        </draw:text-box>
      </draw:frame>
      <draw:frame draw:style-name="fr1" draw:name="Frame14" text:anchor-type="page" text:anchor-page-number="1" svg:x="-0.148cm" svg:y="0.275cm" svg:width="0.041cm" draw:z-index="13">
        <draw:text-box fo:min-height="0.041cm">
          <text:p text:style-name="Text_20_body"/>
        </draw:text-box>
      </draw:frame>
      <draw:frame draw:style-name="fr1" draw:name="Frame13" text:anchor-type="page" text:anchor-page-number="1" svg:x="-0.148cm" svg:y="0.275cm" svg:width="0.041cm" draw:z-index="12">
        <draw:text-box fo:min-height="0.041cm">
          <text:p text:style-name="Text_20_body"/>
        </draw:text-box>
      </draw:frame>
      <draw:frame draw:style-name="fr1" draw:name="Frame12" text:anchor-type="page" text:anchor-page-number="1" svg:x="-0.148cm" svg:y="0.275cm" svg:width="0.041cm" draw:z-index="11">
        <draw:text-box fo:min-height="0.041cm">
          <text:p text:style-name="Text_20_body"/>
        </draw:text-box>
      </draw:frame>
      <draw:frame draw:style-name="fr1" draw:name="Frame11" text:anchor-type="page" text:anchor-page-number="1" svg:x="-0.148cm" svg:y="0.275cm" svg:width="0.041cm" draw:z-index="10">
        <draw:text-box fo:min-height="0.041cm">
          <text:p text:style-name="Text_20_body"/>
        </draw:text-box>
      </draw:frame>
      <draw:frame draw:style-name="fr1" draw:name="Frame10" text:anchor-type="page" text:anchor-page-number="1" svg:x="-0.148cm" svg:y="0.275cm" svg:width="0.041cm" draw:z-index="9">
        <draw:text-box fo:min-height="0.041cm">
          <text:p text:style-name="Text_20_body"/>
        </draw:text-box>
      </draw:frame>
      <draw:frame draw:style-name="fr1" draw:name="Frame9" text:anchor-type="page" text:anchor-page-number="1" svg:x="-0.148cm" svg:y="0.275cm" svg:width="0.041cm" draw:z-index="8">
        <draw:text-box fo:min-height="0.041cm">
          <text:p text:style-name="Text_20_body"/>
        </draw:text-box>
      </draw:frame>
      <draw:frame draw:style-name="fr1" draw:name="Frame8" text:anchor-type="page" text:anchor-page-number="1" svg:x="-0.148cm" svg:y="0.275cm" svg:width="0.041cm" draw:z-index="7">
        <draw:text-box fo:min-height="0.041cm">
          <text:p text:style-name="Text_20_body"/>
        </draw:text-box>
      </draw:frame>
      <draw:frame draw:style-name="fr1" draw:name="Frame7" text:anchor-type="page" text:anchor-page-number="1" svg:x="-0.148cm" svg:y="0.275cm" svg:width="0.041cm" draw:z-index="6">
        <draw:text-box fo:min-height="0.041cm">
          <text:p text:style-name="Text_20_body"/>
        </draw:text-box>
      </draw:frame>
      <draw:frame draw:style-name="fr1" draw:name="Frame6" text:anchor-type="page" text:anchor-page-number="1" svg:x="-0.148cm" svg:y="0.275cm" svg:width="0.041cm" draw:z-index="5">
        <draw:text-box fo:min-height="0.041cm">
          <text:p text:style-name="Text_20_body"/>
        </draw:text-box>
      </draw:frame>
      <draw:frame draw:style-name="fr1" draw:name="Frame5" text:anchor-type="page" text:anchor-page-number="1" svg:x="-0.148cm" svg:y="0.275cm" svg:width="0.041cm" draw:z-index="4">
        <draw:text-box fo:min-height="0.041cm">
          <text:p text:style-name="Text_20_body"/>
        </draw:text-box>
      </draw:frame>
      <draw:frame draw:style-name="fr1" draw:name="Frame4" text:anchor-type="page" text:anchor-page-number="1" svg:x="-0.148cm" svg:y="0.275cm" svg:width="0.041cm" draw:z-index="3">
        <draw:text-box fo:min-height="0.041cm">
          <text:p text:style-name="Text_20_body"/>
        </draw:text-box>
      </draw:frame>
      <draw:frame draw:style-name="fr1" draw:name="Frame3" text:anchor-type="page" text:anchor-page-number="1" svg:x="-0.148cm" svg:y="0.275cm" svg:width="0.041cm" draw:z-index="2">
        <draw:text-box fo:min-height="0.041cm">
          <text:p text:style-name="Text_20_body"/>
        </draw:text-box>
      </draw:frame>
      <draw:frame draw:style-name="fr1" draw:name="Frame2" text:anchor-type="page" text:anchor-page-number="1" svg:x="-0.148cm" svg:y="0.275cm" svg:width="0.041cm" draw:z-index="1">
        <draw:text-box fo:min-height="0.041cm">
          <text:p text:style-name="Text_20_body"/>
        </draw:text-box>
      </draw:frame>
      <draw:frame draw:style-name="fr1" draw:name="Frame1" text:anchor-type="page" text:anchor-page-number="1" svg:x="-0.148cm" svg:y="0.275cm" svg:width="0.041cm" draw:z-index="0">
        <draw:text-box fo:min-height="0.041cm">
          <text:p text:style-name="Text_20_body"/>
        </draw:text-box>
      </draw:frame>
      <text:p text:style-name="P1"> </text:p>
      <text:p text:style-name="P4">B</text:p>
      <text:p text:style-name="P5">Hola, ¡soy Berta!</text:p>
      <text:p text:style-name="P2">Cuéntame, ¿qué tal estás?</text:p>
      <text:p text:style-name="P3">hola Berta, encantado de conocerte</text:p>
      <text:p text:style-name="P6">M</text:p>
      <text:p text:style-name="P4">B</text:p>
      <text:p text:style-name="P5">Hola, ¿cómo te encuentras?</text:p>
      <text:p text:style-name="P3">mal, estoy agobiado</text:p>
      <text:p text:style-name="P6">M</text:p>
      <text:p text:style-name="P4">B</text:p>
      <text:p text:style-name="P5">Ya veo. ¿Hay algún otro sentimiento negativo que tengas a lo largo del día?</text:p>
      <text:p text:style-name="P3">Si, tambien me siento muy agotado</text:p>
      <text:p text:style-name="P6">M</text:p>
      <text:p text:style-name="P4">B</text:p>
      <text:p text:style-name="P5">Entiendo, pero ¿me podrías contar un poco más en detalle?</text:p>
      <text:p text:style-name="P3">he estado con mucho estres</text:p>
      <text:p text:style-name="P6">M</text:p>
      <text:p text:style-name="P4">B</text:p>
      <text:p text:style-name="P5">Cambiando de tema, cuéntame sobre cómo te sientes a lo largo del día.</text:p>
      <text:p text:style-name="P3"><text:soft-page-break/>estresadoooo</text:p>
      <text:p text:style-name="P6">M</text:p>
      <text:p text:style-name="P4">B</text:p>
      <text:p text:style-name="P5">Y, ¿podrías contarme en más detalle por qué te sientes así?</text:p>
      <text:p text:style-name="P3">por mi marido</text:p>
      <text:p text:style-name="P6">M</text:p>
      <text:p text:style-name="P4">B</text:p>
      <text:p text:style-name="P5">Cuéntame más, te leo.</text:p>
      <text:p text:style-name="P3">es un pesaooo y me maltrata en las noches</text:p>
      <text:p text:style-name="P6">M</text:p>
      <text:p text:style-name="P4">B</text:p>
      <text:p text:style-name="P5">Y, ¿cómo cambia tu ánimo a lo largo del día?</text:p>
      <text:p text:style-name="P3">bueno, si tengo a un al lado me estreso mas aun</text:p>
      <text:p text:style-name="P6">M</text:p>
      <text:p text:style-name="P4">B</text:p>
      <text:p text:style-name="P5">Entiendo, hay algo negativo que quieras contarme?</text:p>
      <text:p text:style-name="P3">ya te lo he contado</text:p>
      <text:p text:style-name="P6">M</text:p>
      <text:p text:style-name="P4">B</text:p>
      <text:p text:style-name="P5"><text:soft-page-break/>Perdona si te pregunto por demasiados detalles, pero necesito más detalles en cuanto a tus sentimientos y estados de ánimo para evaluar tu situación.</text:p>
      <text:p text:style-name="P3">y tu como estassss</text:p>
      <text:p text:style-name="P6">M</text:p>
      <text:p text:style-name="P4">B</text:p>
      <text:p text:style-name="P5">Estoy bien, gracias. Pero cuéntame más sobre que tal estás tú.</text:p>
      <text:p text:style-name="P3">hablame de ti como tu estas quiera verte</text:p>
      <text:p text:style-name="P6">M</text:p>
      <text:p text:style-name="P4">B</text:p>
      <text:p text:style-name="P5">Otra cosa. Y, cuando estás con tus amistades, ¿cómo te encuentras?</text:p>
      <text:p text:style-name="P3">quien te creó?</text:p>
      <text:p text:style-name="P6">M</text:p>
      <text:p text:style-name="P4">B</text:p>
      <text:p text:style-name="P5">¿Me podrías hablar más detalladamente sobre esto?</text:p>
      <text:p text:style-name="P3">si quien te hizo?¡</text:p>
      <text:p text:style-name="P6">M</text:p>
      <text:p text:style-name="P4">B</text:p>
      <text:p text:style-name="P5">Vale. Y, ¿qué tal te encuentras cuando estás con tu familia?</text:p>
      <text:p text:style-name="P3">hola buenas tardes´</text:p>
      <text:p text:style-name="P6">M</text:p>
      <text:p text:style-name="P4"><text:soft-page-break/>B</text:p>
      <text:p text:style-name="P5">Buenas, ¿qué tal estás?</text:p>
      <text:p text:style-name="P3">muy bien pero podría estar mejor</text:p>
      <text:p text:style-name="P6">M</text:p>
      <text:p text:style-name="P4">B</text:p>
      <text:p text:style-name="P5">Ya veo. ¿Hay algún aspecto negativo de tu estado de ánimo que quieras mencionar?</text:p>
      <text:p text:style-name="P3">a veces me siento triste</text:p>
      <text:p text:style-name="P6">M</text:p>
      <text:p text:style-name="P4">B</text:p>
      <text:p text:style-name="P5">¿Cómo te afecta en tu día a día estar triste?</text:p>
      <text:p text:style-name="P3">me produce una sensación desagradable</text:p>
      <text:p text:style-name="P6">M</text:p>
      <text:p text:style-name="P4">B</text:p>
      <text:p text:style-name="P5">Me gustaría saber más qué piensas sobre este tema.</text:p>
      <text:p text:style-name="P3">se me hacen los dias demasiado largos</text:p>
      <text:p text:style-name="P6">M</text:p>
      <text:p text:style-name="P4">B</text:p>
      <text:p text:style-name="P5">Entiendo... Otra pregunta, cuando estás en silencio ¿en qué piensas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7T17:56:26.019000000</meta:creation-date>
    <dc:date>2021-07-07T17:56:56.777000000</dc:date>
    <meta:editing-duration>PT31S</meta:editing-duration>
    <meta:editing-cycles>1</meta:editing-cycles>
    <meta:document-statistic meta:table-count="0" meta:image-count="0" meta:object-count="0" meta:page-count="4" meta:paragraph-count="76" meta:word-count="321" meta:character-count="1615" meta:non-whitespace-character-count="1368"/>
    <meta:generator>LibreOffice/7.1.3.2$Windows_X86_64 LibreOffice_project/47f78053abe362b9384784d31a6e56f8511eb1c1</meta:generator>
  </office:meta>
</office:document-meta>
</file>